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0.5646in" style:rel-column-width="5090*"/>
    </style:style>
    <style:style style:name="Table1.B" style:family="table-column">
      <style:table-column-properties style:column-width="1.059in" style:rel-column-width="9549*"/>
    </style:style>
    <style:style style:name="Table1.C" style:family="table-column">
      <style:table-column-properties style:column-width="1.6229in" style:rel-column-width="14633*"/>
    </style:style>
    <style:style style:name="Table1.D" style:family="table-column">
      <style:table-column-properties style:column-width="4.0215in" style:rel-column-width="36263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153in" style:rel-column-width="5549*"/>
    </style:style>
    <style:style style:name="Table2.B" style:family="table-column">
      <style:table-column-properties style:column-width="1.4514in" style:rel-column-width="13084*"/>
    </style:style>
    <style:style style:name="Table2.C" style:family="table-column">
      <style:table-column-properties style:column-width="0.5778in" style:rel-column-width="5211*"/>
    </style:style>
    <style:style style:name="Table2.K" style:family="table-column">
      <style:table-column-properties style:column-width="0.5785in" style:rel-column-width="521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0.5639in" style:rel-column-width="812*"/>
    </style:style>
    <style:style style:name="Table3.B" style:family="table-column">
      <style:table-column-properties style:column-width="1.059in" style:rel-column-width="1525*"/>
    </style:style>
    <style:style style:name="Table3.C" style:family="table-column">
      <style:table-column-properties style:column-width="1.0681in" style:rel-column-width="1538*"/>
    </style:style>
    <style:style style:name="Table3.D" style:family="table-column">
      <style:table-column-properties style:column-width="4.5771in" style:rel-column-width="6591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List_20_Paragraph">
      <style:paragraph-properties fo:margin-left="0in" fo:margin-right="0in" fo:text-align="justify" style:justify-single-word="false" fo:text-indent="0.5in" style:auto-text-indent="false"/>
      <style:text-properties style:font-name="Times New Roman" fo:font-size="14pt" officeooo:paragraph-rsid="0024008b" style:font-size-asian="14pt" style:font-name-complex="Times New Roman1" style:font-size-complex="14pt"/>
    </style:style>
    <style:style style:name="P5" style:family="paragraph" style:parent-style-name="List_20_Paragraph">
      <style:paragraph-properties fo:margin-left="0in" fo:margin-right="0in" fo:text-align="justify" style:justify-single-word="false" fo:text-indent="0.5in" style:auto-text-indent="false"/>
    </style:style>
    <style:style style:name="P6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fo:color="#333333" style:font-name="Times New Roman" fo:font-size="14pt" fo:background-color="#f9f9f9" style:font-size-asian="14pt" style:font-name-complex="Times New Roman1" style:font-size-complex="14pt"/>
    </style:style>
    <style:style style:name="P11" style:family="paragraph" style:parent-style-name="Standard">
      <style:text-properties fo:color="#333333" fo:font-size="10.5pt" style:font-size-asian="10.5pt" style:font-size-complex="10.5pt"/>
    </style:style>
    <style:style style:name="P12" style:family="paragraph" style:parent-style-name="Standard">
      <style:text-properties style:font-name="Consolas" fo:font-size="12pt" style:font-size-asian="12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Consolas" fo:font-size="12pt" style:font-size-asian="12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Consolas" fo:font-size="12pt" officeooo:rsid="00241052" officeooo:paragraph-rsid="00241052" style:font-size-asian="12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onsolas" fo:font-size="12pt" officeooo:rsid="0024008b" officeooo:paragraph-rsid="0024008b" style:font-size-asian="12pt" style:font-name-complex="Times New Roman1" style:font-size-complex="14pt"/>
    </style:style>
    <style:style style:name="P16" style:family="paragraph" style:parent-style-name="Standard">
      <style:text-properties style:font-name="Consolas" style:font-name-complex="Times New Roman1"/>
    </style:style>
    <style:style style:name="P17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fo:background-color="#ffffff" style:font-name-complex="Segoe UI1"/>
    </style:style>
    <style:style style:name="P18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1pt" style:font-size-asian="11pt" style:font-name-complex="Times New Roman1" style:font-size-complex="11pt"/>
    </style:style>
    <style:style style:name="P21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22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officeooo:rsid="001ed455" officeooo:paragraph-rsid="001ed455" style:font-size-asian="18pt" style:font-name-complex="Times New Roman1" style:font-size-complex="18pt"/>
    </style:style>
    <style:style style:name="P23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P24" style:family="paragraph" style:parent-style-name="Standard">
      <style:paragraph-properties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5" style:family="paragraph" style:parent-style-name="Standard">
      <style:paragraph-properties fo:text-align="end" style:justify-single-word="false"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6" style:family="paragraph" style:parent-style-name="Standard">
      <style:paragraph-properties fo:margin-left="3.4457in" fo:margin-right="0in" fo:orphans="2" fo:widows="2" fo:text-indent="0in" style:auto-text-indent="false" fo:padding="0in" fo:border="none"/>
    </style:style>
    <style:style style:name="P27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8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30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31" style:family="paragraph" style:parent-style-name="Heading_20_2">
      <style:paragraph-properties fo:margin-top="0.1945in" fo:margin-bottom="0.1945in" loext:contextual-spacing="false" fo:text-align="center" style:justify-single-word="false"/>
      <style:text-properties fo:font-size="16pt" style:font-size-asian="16pt" style:font-size-complex="16pt"/>
    </style:style>
    <style:style style:name="P32" style:family="paragraph" style:parent-style-name="Heading_20_2">
      <style:paragraph-properties fo:margin-top="0.1945in" fo:margin-bottom="0.1945in" loext:contextual-spacing="false" fo:text-align="center" style:justify-single-word="false"/>
      <style:text-properties fo:font-size="16pt" officeooo:rsid="001ed455" officeooo:paragraph-rsid="001ed455" style:font-size-asian="16pt" style:font-size-complex="16pt"/>
    </style:style>
    <style:style style:name="P33" style:family="paragraph" style:parent-style-name="Heading_20_2">
      <style:paragraph-properties fo:margin-top="0.1945in" fo:margin-bottom="0.1945in" loext:contextual-spacing="false" fo:text-align="center" style:justify-single-word="false"/>
      <style:text-properties fo:font-size="16pt" officeooo:rsid="0024008b" officeooo:paragraph-rsid="0024008b" style:font-size-asian="16pt" style:font-size-complex="16pt"/>
    </style:style>
    <style:style style:name="P34" style:family="paragraph" style:parent-style-name="Heading_20_2">
      <style:paragraph-properties fo:margin-top="0.1945in" fo:margin-bottom="0.1945in" loext:contextual-spacing="false" fo:text-align="center" style:justify-single-word="false"/>
      <style:text-properties officeooo:rsid="0028703e" officeooo:paragraph-rsid="0028703e"/>
    </style:style>
    <style:style style:name="P35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36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37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padding="0in" fo:border="none" fo:keep-with-next="always"/>
      <style:text-properties fo:color="#2e75b5" style:font-name="Times New Roman" fo:font-size="18pt" style:font-size-asian="18pt" style:font-name-complex="Times New Roman1" style:font-size-complex="18pt"/>
    </style:style>
    <style:style style:name="P38" style:family="paragraph" style:parent-style-name="Standard">
      <loext:graphic-properties draw:fill="solid" draw:fill-color="#ffffff"/>
      <style:paragraph-properties fo:margin-top="0.1945in" fo:margin-bottom="0in" loext:contextual-spacing="false" fo:orphans="2" fo:widows="2" fo:background-color="#ffffff"/>
      <style:text-properties fo:color="#212529" style:font-name="Segoe UI" fo:font-size="12pt" style:font-size-asian="12pt" style:font-name-complex="Segoe UI1" style:font-size-complex="12pt"/>
    </style:style>
    <style:style style:name="P39" style:family="paragraph" style:parent-style-name="Text_20_body">
      <loext:graphic-properties draw:fill="solid" draw:fill-color="#ffffff"/>
      <style:paragraph-properties fo:margin-top="0.1945in" fo:margin-bottom="0in" loext:contextual-spacing="false" fo:orphans="2" fo:widows="2" fo:background-color="#ffffff"/>
      <style:text-properties fo:font-variant="normal" fo:text-transform="none" fo:color="#212529" style:font-name="apple-system" fo:font-size="12pt" fo:letter-spacing="normal" fo:font-style="normal" fo:font-weight="normal" officeooo:paragraph-rsid="001ed455"/>
    </style:style>
    <style:style style:name="P40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/>
    </style:style>
    <style:style style:name="P41" style:family="paragraph" style:parent-style-name="Table_20_Contents">
      <style:text-properties style:font-name="Times New Roman" fo:font-size="14pt" officeooo:rsid="001ed455" officeooo:paragraph-rsid="001ed455" style:font-size-asian="14pt" style:font-name-complex="Times New Roman1" style:font-size-complex="14pt"/>
    </style:style>
    <style:style style:name="P42" style:family="paragraph" style:parent-style-name="Table_20_Contents">
      <style:text-properties style:font-name="Times New Roman" fo:font-size="14pt" officeooo:rsid="0020c39f" officeooo:paragraph-rsid="0020c39f" style:font-size-asian="14pt" style:font-name-complex="Times New Roman1" style:font-size-complex="14pt"/>
    </style:style>
    <style:style style:name="P43" style:family="paragraph" style:parent-style-name="Table_20_Contents">
      <style:text-properties style:font-name="Times New Roman" fo:font-size="12pt" officeooo:rsid="0020c39f" officeooo:paragraph-rsid="0020c39f" style:font-size-asian="12pt" style:font-name-complex="Times New Roman1" style:font-size-complex="12pt"/>
    </style:style>
    <style:style style:name="P44" style:family="paragraph" style:parent-style-name="Table_20_Contents">
      <style:text-properties style:font-name="Consolas1" fo:font-size="12pt" style:font-size-asian="12pt" style:font-name-complex="Times New Roman1" style:font-size-complex="12pt"/>
    </style:style>
    <style:style style:name="P45" style:family="paragraph" style:parent-style-name="Table_20_Contents">
      <style:text-properties style:font-name="Consolas1" fo:font-size="12pt" officeooo:rsid="001ed455" officeooo:paragraph-rsid="001ed455" style:font-size-asian="12pt" style:font-name-complex="Times New Roman1" style:font-size-complex="12pt"/>
    </style:style>
    <style:style style:name="P46" style:family="paragraph" style:parent-style-name="Table_20_Contents">
      <style:text-properties style:font-name="Consolas1" fo:font-size="12pt" officeooo:rsid="0020c39f" officeooo:paragraph-rsid="0020c39f" style:font-size-asian="12pt" style:font-name-complex="Times New Roman1" style:font-size-complex="12pt"/>
    </style:style>
    <style:style style:name="P47" style:family="paragraph" style:parent-style-name="Table_20_Contents">
      <style:text-properties style:font-name="Consolas1" fo:font-size="12pt" officeooo:rsid="0024008b" officeooo:paragraph-rsid="0024008b" style:font-size-asian="12pt" style:font-name-complex="Times New Roman1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onsolas1" fo:font-size="12pt" officeooo:rsid="0024008b" officeooo:paragraph-rsid="0024008b" style:font-size-asian="12pt" style:font-name-complex="Times New Roman1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onsolas1" fo:font-size="12pt" officeooo:rsid="00244820" officeooo:paragraph-rsid="00244820" style:font-size-asian="12pt" style:font-name-complex="Times New Roman1" style:font-size-complex="12pt"/>
    </style:style>
    <style:style style:name="P50" style:family="paragraph" style:parent-style-name="Table_20_Contents">
      <style:text-properties officeooo:paragraph-rsid="0020c39f"/>
    </style:style>
    <style:style style:name="P51" style:family="paragraph" style:parent-style-name="Table_20_Contents">
      <style:text-properties fo:color="#00a933" style:font-name="Consolas1" fo:font-size="12pt" officeooo:rsid="001ed455" officeooo:paragraph-rsid="001ed455" style:font-size-asian="12pt" style:font-name-complex="Times New Roman1" style:font-size-complex="12pt"/>
    </style:style>
    <style:style style:name="P52" style:family="paragraph" style:parent-style-name="Table_20_Contents">
      <style:text-properties fo:color="#ff0000" style:font-name="Consolas1" fo:font-size="12pt" officeooo:rsid="001ed455" officeooo:paragraph-rsid="001ed455" style:font-size-asian="12pt" style:font-name-complex="Times New Roman1" style:font-size-complex="12pt"/>
    </style:style>
    <style:style style:name="P53" style:family="paragraph" style:parent-style-name="Contents_20_1" style:list-style-name="L1">
      <style:text-properties officeooo:rsid="0028703e" officeooo:paragraph-rsid="0028703e"/>
    </style:style>
    <style:style style:name="P54" style:family="paragraph" style:parent-style-name="Contents_20_1">
      <style:text-properties officeooo:paragraph-rsid="0030542b"/>
    </style:style>
    <style:style style:name="P55" style:family="paragraph" style:parent-style-name="Heading_20_2">
      <style:paragraph-properties fo:margin-top="0.1945in" fo:margin-bottom="0.1945in" loext:contextual-spacing="false" fo:text-align="center" style:justify-single-word="false"/>
      <style:text-properties style:font-name="Times New Roman" fo:font-size="16pt" fo:font-weight="bold" officeooo:rsid="0030542b" officeooo:paragraph-rsid="0030542b" style:font-name-asian="Times New Roman1" style:font-size-asian="16pt" style:font-weight-asian="bold" style:font-name-complex="Times New Roman1" style:font-size-complex="16pt" style:font-weight-complex="bold"/>
    </style:style>
    <style:style style:name="P56" style:family="paragraph" style:parent-style-name="Standard" style:master-page-name="Standard">
      <style:paragraph-properties fo:line-height="115%" fo:text-align="center" style:justify-single-word="false" fo:orphans="2" fo:widows="2" style:page-number="1" fo:padding="0in" fo:border="none"/>
    </style:style>
    <style:style style:name="P57" style:family="paragraph" style:parent-style-name="Standard" style:list-style-name="L1">
      <style:text-properties officeooo:paragraph-rsid="0029f8a7"/>
    </style:style>
    <style:style style:name="P58" style:family="paragraph" style:parent-style-name="Standard" style:list-style-name="L1">
      <style:text-properties officeooo:rsid="0028703e" officeooo:paragraph-rsid="0028703e"/>
    </style:style>
    <style:style style:name="P59" style:family="paragraph" style:parent-style-name="Standard" style:list-style-name="L1">
      <style:text-properties officeooo:rsid="0029f8a7" officeooo:paragraph-rsid="0029f8a7"/>
    </style:style>
    <style:style style:name="P60" style:family="paragraph" style:parent-style-name="Table_20_Contents">
      <style:text-properties style:font-name="Consolas1" fo:font-size="12pt" officeooo:rsid="001ed455" officeooo:paragraph-rsid="0030542b" style:font-size-asian="12pt" style:font-name-complex="Times New Roman1" style:font-size-complex="12pt"/>
    </style:style>
    <style:style style:name="P61" style:family="paragraph" style:parent-style-name="Table_20_Contents">
      <style:text-properties style:font-name="Consolas1" fo:font-size="12pt" officeooo:rsid="0020c39f" officeooo:paragraph-rsid="0030542b" style:font-size-asian="12pt" style:font-name-complex="Times New Roman1" style:font-size-complex="12pt"/>
    </style:style>
    <style:style style:name="P62" style:family="paragraph" style:parent-style-name="Table_20_Contents">
      <style:text-properties style:font-name="Consolas1" fo:font-size="12pt" officeooo:paragraph-rsid="0030542b" style:font-size-asian="12pt" style:font-name-complex="Times New Roman1" style:font-size-complex="12pt"/>
    </style:style>
    <style:style style:name="P63" style:family="paragraph" style:parent-style-name="Table_20_Contents">
      <style:text-properties style:font-name="Consolas1" fo:font-size="12pt" officeooo:rsid="0030542b" officeooo:paragraph-rsid="0030542b" style:font-size-asian="12pt" style:font-name-complex="Times New Roman1" style:font-size-complex="12pt"/>
    </style:style>
    <style:style style:name="P64" style:family="paragraph" style:parent-style-name="Table_20_Contents">
      <style:text-properties style:font-name="Consolas1" fo:font-size="12pt" officeooo:rsid="0030f32a" officeooo:paragraph-rsid="0030f32a" style:font-size-asian="12pt" style:font-name-complex="Times New Roman1" style:font-size-complex="12pt"/>
    </style:style>
    <style:style style:name="P65" style:family="paragraph" style:parent-style-name="Table_20_Contents">
      <style:text-properties style:font-name="Times New Roman" fo:font-size="12pt" officeooo:rsid="0020c39f" officeooo:paragraph-rsid="0030542b" style:font-size-asian="12pt" style:font-name-complex="Times New Roman1" style:font-size-complex="12pt"/>
    </style:style>
    <style:style style:name="P66" style:family="paragraph" style:parent-style-name="Table_20_Contents">
      <style:text-properties style:font-name="Times New Roman" fo:font-size="12pt" officeooo:rsid="0030542b" officeooo:paragraph-rsid="0030542b" style:font-size-asian="12pt" style:font-name-complex="Times New Roman1" style:font-size-complex="12pt"/>
    </style:style>
    <style:style style:name="P67" style:family="paragraph" style:parent-style-name="Table_20_Contents">
      <style:text-properties style:font-name="Times New Roman" fo:font-size="12pt" officeooo:rsid="0030f32a" officeooo:paragraph-rsid="0030f32a" style:font-size-asian="12pt" style:font-name-complex="Times New Roman1" style:font-size-complex="12pt"/>
    </style:style>
    <style:style style:name="P68" style:family="paragraph" style:parent-style-name="Table_20_Contents">
      <style:text-properties style:font-name="Times New Roman" fo:font-size="14pt" officeooo:rsid="001ed455" officeooo:paragraph-rsid="0030542b" style:font-size-asian="14pt" style:font-name-complex="Times New Roman1" style:font-size-complex="14pt"/>
    </style:style>
    <style:style style:name="P69" style:family="paragraph" style:parent-style-name="Table_20_Contents">
      <style:text-properties style:font-name="Times New Roman" fo:font-size="14pt" officeooo:rsid="0020c39f" officeooo:paragraph-rsid="0030542b" style:font-size-asian="14pt" style:font-name-complex="Times New Roman1" style:font-size-complex="14pt"/>
    </style:style>
    <style:style style:name="P70" style:family="paragraph" style:parent-style-name="Table_20_Contents">
      <style:text-properties style:font-name="Times New Roman" fo:font-size="14pt" officeooo:rsid="0030542b" officeooo:paragraph-rsid="0030542b" style:font-name-asian="Times New Roman1" style:font-size-asian="14pt" style:font-name-complex="Times New Roman1" style:font-size-complex="14pt"/>
    </style:style>
    <style:style style:name="P71" style:family="paragraph" style:parent-style-name="Table_20_Contents">
      <style:text-properties fo:color="#00a933" style:font-name="Consolas1" fo:font-size="12pt" officeooo:rsid="001ed455" officeooo:paragraph-rsid="0030542b" style:font-size-asian="12pt" style:font-name-complex="Times New Roman1" style:font-size-complex="12pt"/>
    </style:style>
    <style:style style:name="P72" style:family="paragraph" style:parent-style-name="Table_20_Contents">
      <style:text-properties officeooo:paragraph-rsid="0030542b"/>
    </style:style>
    <style:style style:name="P73" style:family="paragraph" style:parent-style-name="Table_20_Contents">
      <style:text-properties fo:color="#000000" style:font-name="Consolas1" fo:font-size="12pt" officeooo:rsid="0030f32a" officeooo:paragraph-rsid="0030f32a" style:font-size-asian="12pt" style:font-name-complex="Times New Roman1" style:font-size-complex="12pt"/>
    </style:style>
    <style:style style:name="P74" style:family="paragraph" style:parent-style-name="Table_20_Contents">
      <style:text-properties fo:color="#000000" style:font-name="Times New Roman" fo:font-size="12pt" officeooo:rsid="0020c39f" officeooo:paragraph-rsid="0030f32a" style:font-size-asian="12pt" style:font-name-complex="Times New Roman1" style:font-size-complex="12pt"/>
    </style:style>
    <style:style style:name="P75" style:family="paragraph" style:parent-style-name="Table_20_Contents">
      <style:text-properties officeooo:paragraph-rsid="0030f32a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b5178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2b5178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2pt" officeooo:rsid="0020c39f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b5178" style:font-name-asian="Times New Roman1" style:font-size-asian="12pt" style:font-name-complex="Times New Roman1" style:font-size-complex="12pt"/>
    </style:style>
    <style:style style:name="T8" style:family="text">
      <style:text-properties fo:color="#00000a" style:font-name="Times New Roman" fo:font-size="14pt" style:font-size-asian="14pt" style:font-name-complex="Times New Roman1" style:font-size-complex="14pt"/>
    </style:style>
    <style:style style:name="T9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text:display="true"/>
    </style:style>
    <style:style style:name="T11" style:family="text">
      <style:text-properties officeooo:rsid="001ed455"/>
    </style:style>
    <style:style style:name="T12" style:family="text">
      <style:text-properties style:font-name="Segoe UI" style:font-size-asian="12pt" style:font-name-complex="Segoe UI1" style:font-size-complex="12pt"/>
    </style:style>
    <style:style style:name="T13" style:family="text">
      <style:text-properties style:font-name="Segoe UI" officeooo:rsid="001ed455" style:font-size-asian="12pt" style:font-name-complex="Segoe UI1" style:font-size-complex="12pt"/>
    </style:style>
    <style:style style:name="T14" style:family="text">
      <style:text-properties style:text-position="sub 58%"/>
    </style:style>
    <style:style style:name="T15" style:family="text">
      <style:text-properties officeooo:rsid="0020c39f"/>
    </style:style>
    <style:style style:name="T16" style:family="text">
      <style:text-properties officeooo:rsid="00225e9c"/>
    </style:style>
    <style:style style:name="T17" style:family="text">
      <style:text-properties officeooo:rsid="002283db"/>
    </style:style>
    <style:style style:name="T18" style:family="text">
      <style:text-properties officeooo:rsid="0024008b"/>
    </style:style>
    <style:style style:name="T19" style:family="text">
      <style:text-properties style:font-name="Consolas1"/>
    </style:style>
    <style:style style:name="T20" style:family="text">
      <style:text-properties style:font-name="Consolas1" fo:font-size="12pt" style:font-size-asian="12pt" style:font-name-complex="Times New Roman1" style:font-size-complex="12pt"/>
    </style:style>
    <style:style style:name="T21" style:family="text">
      <style:text-properties style:font-name="Consolas1" fo:font-size="12pt" officeooo:rsid="0030542b" style:font-size-asian="12pt" style:font-name-complex="Times New Roman1" style:font-size-complex="12pt"/>
    </style:style>
    <style:style style:name="T22" style:family="text">
      <style:text-properties style:font-name="Consolas1" fo:font-size="12pt" officeooo:rsid="0020c39f" style:font-size-asian="12pt" style:font-name-complex="Times New Roman1" style:font-size-complex="12pt"/>
    </style:style>
    <style:style style:name="T23" style:family="text">
      <style:text-properties style:font-name="Consolas1" fo:font-size="12pt" officeooo:rsid="002759cb" style:font-name-asian="Times New Roman1" style:font-size-asian="12pt" style:font-name-complex="Times New Roman1" style:font-size-complex="12pt"/>
    </style:style>
    <style:style style:name="T24" style:family="text">
      <style:text-properties style:font-name="Consolas1" fo:font-size="12pt" officeooo:rsid="0030542b" style:font-name-asian="Times New Roman1" style:font-size-asian="12pt" style:font-name-complex="Times New Roman1" style:font-size-complex="12pt"/>
    </style:style>
    <style:style style:name="T25" style:family="text">
      <style:text-properties officeooo:rsid="0029f8a7"/>
    </style:style>
    <style:style style:name="T26" style:family="text">
      <style:text-properties officeooo:rsid="0029f8a7" style:font-name-asian="Times New Roman1"/>
    </style:style>
    <style:style style:name="T27" style:family="text">
      <style:text-properties officeooo:rsid="002a519c"/>
    </style:style>
    <style:style style:name="T28" style:family="text">
      <style:text-properties officeooo:rsid="002b2849"/>
    </style:style>
    <style:style style:name="T29" style:family="text">
      <style:text-properties officeooo:rsid="002b5178"/>
    </style:style>
    <style:style style:name="T30" style:family="text">
      <style:text-properties fo:color="#00a933"/>
    </style:style>
    <style:style style:name="T31" style:family="text">
      <style:text-properties fo:color="#ff0000"/>
    </style:style>
    <style:style style:name="T32" style:family="text">
      <style:text-properties officeooo:rsid="002dc8a8"/>
    </style:style>
    <style:style style:name="T33" style:family="text">
      <style:text-properties officeooo:rsid="0030542b"/>
    </style:style>
    <style:style style:name="T34" style:family="text">
      <style:text-properties fo:color="#c9211e"/>
    </style:style>
    <style:style style:name="T35" style:family="text">
      <style:text-properties fo:color="#c9211e" style:font-name="Consolas1"/>
    </style:style>
    <style:style style:name="T36" style:family="text">
      <style:text-properties fo:color="#c9211e" style:font-name="Consolas1" fo:font-size="12pt" officeooo:rsid="0030542b" style:font-name-asian="Times New Roman1" style:font-size-asian="12pt" style:font-name-complex="Times New Roman1" style:font-size-complex="12pt"/>
    </style:style>
    <style:style style:name="T37" style:family="text">
      <style:text-properties fo:color="#c9211e" style:font-name="Consolas1" fo:font-size="12pt" officeooo:rsid="0030f32a" style:font-name-asian="Times New Roman1" style:font-size-asian="12pt" style:font-name-complex="Times New Roman1" style:font-size-complex="12pt"/>
    </style:style>
    <style:style style:name="T38" style:family="text">
      <style:text-properties fo:color="#c9211e" style:font-name="Consolas1" fo:font-size="12pt" style:font-size-asian="12pt" style:font-name-complex="Times New Roman1" style:font-size-complex="12pt"/>
    </style:style>
    <style:style style:name="T39" style:family="text">
      <style:text-properties fo:color="#c9211e" style:font-name="Consolas1" fo:font-size="12pt" officeooo:rsid="0030f32a" style:font-size-asian="12pt" style:font-name-complex="Times New Roman1" style:font-size-complex="12pt"/>
    </style:style>
    <style:style style:name="T40" style:family="text">
      <style:text-properties fo:color="#c9211e" style:font-name="Consolas1" officeooo:rsid="0030f32a"/>
    </style:style>
    <style:style style:name="T41" style:family="text">
      <style:text-properties officeooo:rsid="0030f32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1">Министерств</text:span><text:span text:style-name="T3">о</text:span><text:span text:style-name="T1"> науки и высшего образования Российской Федерации</text:span></text:p>
      <text:p text:style-name="P18">федеральное государственное автономное образовательное учреждение высшего образования </text:p>
      <text:p text:style-name="P18">«Национальный исследовательский университет ИТМО»</text:p>
      <text:p text:style-name="P18"/>
      <text:p text:style-name="P19">Факультет Программной инженерии и компьютерной техники</text:p>
      <text:p text:style-name="P20"/>
      <text:p text:style-name="P20"/>
      <text:p text:style-name="P20"/>
      <text:p text:style-name="P20"/>
      <text:p text:style-name="P20"/>
      <text:p text:style-name="P20"/>
      <text:p text:style-name="P23">Лабораторная работа №<text:span text:style-name="T11">7</text:span></text:p>
      <text:p text:style-name="P22">Синтез команд БЭВМ</text:p>
      <text:p text:style-name="P21"/>
      <text:p text:style-name="P21">Вариант №31<text:span text:style-name="T11">50</text:span></text:p>
      <text:p text:style-name="P21"/>
      <text:p text:style-name="P24"/>
      <text:p text:style-name="P24"/>
      <text:p text:style-name="P24"/>
      <text:p text:style-name="P25"/>
      <text:p text:style-name="P25"/>
      <text:p text:style-name="P27">Группа: P3131</text:p>
      <text:p text:style-name="P27"/>
      <text:p text:style-name="P26"><text:span text:style-name="T9">Выполнил</text:span><text:span text:style-name="T8">: Хайкин О. И.</text:span></text:p>
      <text:p text:style-name="P28"/>
      <text:p text:style-name="P28"/>
      <text:p text:style-name="P26"><text:span text:style-name="T9">Проверил</text:span><text:span text:style-name="T8">:</text:span></text:p>
      <text:p text:style-name="P28">Перцев Тимофей Сергеевич</text:p>
      <text:p text:style-name="P29"/>
      <text:p text:style-name="P6"/>
      <text:p text:style-name="P6"/>
      <text:p text:style-name="P6"/>
      <text:p text:style-name="P9">Санкт-Петербург</text:p>
      <text:p text:style-name="P9">2022г</text:p>
      <text:p text:style-name="P37"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01107830" text:style-name="Index_20_Link" text:visited-style-name="Index_20_Link">Задание</text:a><text:a xlink:type="simple" xlink:href="#_Toc101107830" text:style-name="Index_20_Link" text:visited-style-name="Index_20_Link"><text:span text:style-name="T10"><text:tab/>3</text:span></text:a></text:p>
          <text:p text:style-name="P1"><text:a xlink:type="simple" xlink:href="#_Toc101107831" text:style-name="Index_20_Link" text:visited-style-name="Index_20_Link">Выполнение работы</text:a><text:a xlink:type="simple" xlink:href="#_Toc101107831" text:style-name="Index_20_Link" text:visited-style-name="Index_20_Link"><text:span text:style-name="T10"><text:tab/>3</text:span></text:a></text:p>
          <text:p text:style-name="P2"><text:a xlink:type="simple" xlink:href="#_Toc101107832" text:style-name="Index_20_Link" text:visited-style-name="Index_20_Link">Составленная программа (ассемблер)</text:a><text:a xlink:type="simple" xlink:href="#_Toc101107832" text:style-name="Index_20_Link" text:visited-style-name="Index_20_Link"><text:span text:style-name="T10"><text:tab/>3</text:span></text:a></text:p>
          <text:p text:style-name="P2"><text:a xlink:type="simple" xlink:href="#_Toc101107833" text:style-name="Index_20_Link" text:visited-style-name="Index_20_Link">Назначение программы и реализуемые ею функции</text:a><text:a xlink:type="simple" xlink:href="#_Toc101107833" text:style-name="Index_20_Link" text:visited-style-name="Index_20_Link"><text:span text:style-name="T10"><text:tab/>4</text:span></text:a></text:p>
          <text:p text:style-name="P2"><text:a xlink:type="simple" xlink:href="#_Toc101107834" text:style-name="Index_20_Link" text:visited-style-name="Index_20_Link">Область представления исходных данных и результата</text:a><text:a xlink:type="simple" xlink:href="#_Toc101107834" text:style-name="Index_20_Link" text:visited-style-name="Index_20_Link"><text:span text:style-name="T10"><text:tab/>4</text:span></text:a></text:p>
          <text:p text:style-name="P2"><text:a xlink:type="simple" xlink:href="#_Toc101107835" text:style-name="Index_20_Link" text:visited-style-name="Index_20_Link">Область допустимых значений исходных данных и результата</text:a><text:a xlink:type="simple" xlink:href="#_Toc101107835" text:style-name="Index_20_Link" text:visited-style-name="Index_20_Link"><text:span text:style-name="T10"><text:tab/>4</text:span></text:a></text:p>
          <text:p text:style-name="P2"><text:a xlink:type="simple" xlink:href="#_Toc101107836" text:style-name="Index_20_Link" text:visited-style-name="Index_20_Link">Расположение в памяти ЭВМ программы, исходных данных и результата</text:a><text:a xlink:type="simple" xlink:href="#_Toc101107836" text:style-name="Index_20_Link" text:visited-style-name="Index_20_Link"><text:span text:style-name="T10"><text:tab/>5</text:span></text:a></text:p>
          <text:p text:style-name="P2"><text:a xlink:type="simple" xlink:href="#_Toc101107837" text:style-name="Index_20_Link" text:visited-style-name="Index_20_Link">Адреса первой и последней выполняемых команд</text:a><text:a xlink:type="simple" xlink:href="#_Toc101107837" text:style-name="Index_20_Link" text:visited-style-name="Index_20_Link"><text:span text:style-name="T10"><text:tab/>5</text:span></text:a></text:p>
          <text:p text:style-name="P2"><text:a xlink:type="simple" xlink:href="#_Toc101107838" text:style-name="Index_20_Link" text:visited-style-name="Index_20_Link">Методика проверки</text:a><text:a xlink:type="simple" xlink:href="#_Toc101107838" text:style-name="Index_20_Link" text:visited-style-name="Index_20_Link"><text:span text:style-name="T10"><text:tab/>5</text:span></text:a></text:p>
          <text:p text:style-name="P1"><text:a xlink:type="simple" xlink:href="#_Toc101107839" text:style-name="Index_20_Link" text:visited-style-name="Index_20_Link">Вывод</text:a><text:a xlink:type="simple" xlink:href="#_Toc101107839" text:style-name="Index_20_Link" text:visited-style-name="Index_20_Link"><text:span text:style-name="T10"><text:tab/>6</text:span></text:a></text:p>
        </text:index-body>
      </text:table-of-content>
      <text:p text:style-name="P7"/>
      <text:p text:style-name="P7"/>
      <text:p text:style-name="P8"/>
      <text:p text:style-name="P30"/>
      <text:h text:style-name="P35" text:outline-level="1"><text:bookmark-start text:name="_Toc101107830"/><text:bookmark text:name="_heading=h.2et92p0"/>Задание<text:bookmark-end text:name="_Toc101107830"/></text:h>
      <text:p text:style-name="P17">Синтезировать цикл исполнения для выданных преподавателем команд. Разработать тестовые программы, которые проверяют каждую из синтезированных команд. Загрузить в микропрограммную память БЭВМ циклы исполнения синтезированных команд, загрузить в основную память БЭВМ тестовые программы. Проверить и отладить разработанные тестовые программы и микропрограммы.</text:p>
      <text:p text:style-name="P39"><text:span text:style-name="T13">1. </text:span><text:span text:style-name="T12">MUL X - Безнаковое умножение младшего байта аккумулятора на константу, записанную в коде команды, установить признаки N/Z/V/C</text:span></text:p>
      <text:p text:style-name="P39"><text:span text:style-name="T13">2. </text:span>Код операции — 0FXX</text:p>
      <text:p text:style-name="P39"><text:span text:style-name="T11">3. </text:span>Тестовая программа должна начинаться с адреса 046E<text:span text:style-name="T14">16</text:span></text:p>
      <text:p text:style-name="P38"/>
      <text:p text:style-name="P10"/>
      <text:p text:style-name="P11"/>
      <text:h text:style-name="P36" text:outline-level="1"><text:bookmark-start text:name="_Toc101107831"/>Выполнение работы<text:bookmark-end text:name="_Toc101107831"/></text:h>
      <text:h text:style-name="P32" text:outline-level="2">Синтезированная микропрограмма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02956739504">
          <table:table-cell table:style-name="Table1.A1" office:value-type="string">
            <text:p text:style-name="P41">Адрес МП</text:p>
          </table:table-cell>
          <table:table-cell table:style-name="Table1.A1" office:value-type="string">
            <text:p text:style-name="P41">Микрокоманда</text:p>
          </table:table-cell>
          <table:table-cell table:style-name="Table1.A1" office:value-type="string">
            <text:p text:style-name="P41">Действие</text:p>
          </table:table-cell>
          <table:table-cell table:style-name="Table1.A1" office:value-type="string">
            <text:p text:style-name="P42">Комментарии</text:p>
          </table:table-cell>
        </table:table-row>
        <table:table-row table:style-name="TableLine94502956827680">
          <table:table-cell table:style-name="Table1.A1" office:value-type="string">
            <text:p text:style-name="P45"><text:span text:style-name="T15">E</text:span>0</text:p>
          </table:table-cell>
          <table:table-cell table:style-name="Table1.A1" office:value-type="string">
            <text:p text:style-name="P46">0010<text:span text:style-name="T17">2</text:span>01010</text:p>
          </table:table-cell>
          <table:table-cell table:style-name="Table1.A1" office:value-type="string">
            <text:p text:style-name="P43">LTOL(AC) → AC,<text:span text:style-name="T17">C</text:span></text:p>
          </table:table-cell>
          <table:table-cell table:style-name="Table1.A1" office:value-type="string">
            <text:p text:style-name="P43">Обнуление старшего байта аккумулятора <text:span text:style-name="T17">и флага C</text:span></text:p>
          </table:table-cell>
        </table:table-row>
        <table:table-row table:style-name="TableLine94502979900160">
          <table:table-cell table:style-name="Table1.A1" office:value-type="string">
            <text:p text:style-name="P45"><text:span text:style-name="T15">E</text:span>1</text:p>
          </table:table-cell>
          <table:table-cell table:style-name="Table1.A1" office:value-type="string">
            <text:p text:style-name="P46">0021002001</text:p>
          </table:table-cell>
          <table:table-cell table:style-name="Table1.A1" office:value-type="string">
            <text:p text:style-name="P43">LTOH(DR) → DR,BR</text:p>
          </table:table-cell>
          <table:table-cell table:style-name="Table1.A1" office:value-type="string">
            <text:p text:style-name="P43">Перенос множителя в старший байт <text:span text:style-name="T29">DR </text:span>+ очистка младшего байта буфера <text:span text:style-name="T16">(счётчика)</text:span></text:p>
          </table:table-cell>
        </table:table-row>
        <table:table-row table:style-name="TableLine94502977193040">
          <table:table-cell table:style-name="Table1.A1" office:value-type="string">
            <text:p text:style-name="P52"><text:span text:style-name="T15">E</text:span>2</text:p>
          </table:table-cell>
          <table:table-cell table:style-name="Table1.A1" office:value-type="string">
            <text:p text:style-name="Table_20_Contents"><text:span text:style-name="T20">80E</text:span><text:span text:style-name="T23">4</text:span><text:span text:style-name="T20">011010</text:span></text:p>
          </table:table-cell>
          <table:table-cell table:style-name="Table1.A1" office:value-type="string">
            <text:p text:style-name="P43">If AC(0) = 0 GOTO <text:span text:style-name="T30">E4</text:span></text:p>
          </table:table-cell>
          <table:table-cell table:style-name="Table1.A1" office:value-type="string">
            <text:p text:style-name="P43">Если младший бит множителя 0 — пропускаем сложение <text:span text:style-name="T28">(следующую МК)</text:span></text:p>
          </table:table-cell>
        </table:table-row>
        <table:table-row table:style-name="TableLine94502977192336">
          <table:table-cell table:style-name="Table1.A1" office:value-type="string">
            <text:p text:style-name="P45"><text:span text:style-name="T15">E</text:span>3</text:p>
          </table:table-cell>
          <table:table-cell table:style-name="Table1.A1" office:value-type="string">
            <text:p text:style-name="P44">0010209011</text:p>
          </table:table-cell>
          <table:table-cell table:style-name="Table1.A1" office:value-type="string">
            <text:p text:style-name="P43">AC + DR → AC, C</text:p>
          </table:table-cell>
          <table:table-cell table:style-name="Table1.A1" office:value-type="string">
            <text:p text:style-name="P43">Прибавляем к старшему байту <text:span text:style-name="T29">AC</text:span> множитель</text:p>
          </table:table-cell>
        </table:table-row>
        <table:table-row table:style-name="TableLine94502979933056">
          <table:table-cell table:style-name="Table1.A1" office:value-type="string">
            <text:p text:style-name="P51"><text:span text:style-name="T15">E</text:span>4</text:p>
          </table:table-cell>
          <table:table-cell table:style-name="Table1.A1" office:value-type="string">
            <text:p text:style-name="P44">0010980010</text:p>
          </table:table-cell>
          <table:table-cell table:style-name="Table1.A1" office:value-type="string">
            <text:p text:style-name="P43">ROR(AC) → AC, N, Z</text:p>
          </table:table-cell>
          <table:table-cell table:style-name="Table1.A1" office:value-type="string">
            <text:p text:style-name="P50"><text:span text:style-name="T6">Сдвигаем </text:span><text:span text:style-name="T7">AC</text:span></text:p>
          </table:table-cell>
        </table:table-row>
        <table:table-row table:style-name="TableLine94502907281280">
          <table:table-cell table:style-name="Table1.A1" office:value-type="string">
            <text:p text:style-name="P45"><text:span text:style-name="T15">E</text:span>5</text:p>
          </table:table-cell>
          <table:table-cell table:style-name="Table1.A1" office:value-type="string">
            <text:p text:style-name="P44">0020009420</text:p>
          </table:table-cell>
          <table:table-cell table:style-name="Table1.A1" office:value-type="string">
            <text:p text:style-name="P43">BR + 1 → BR</text:p>
          </table:table-cell>
          <table:table-cell table:style-name="Table1.A1" office:value-type="string">
            <text:p text:style-name="P43">Инкремент счётчика</text:p>
          </table:table-cell>
        </table:table-row>
        <table:table-row table:style-name="TableLine94502977195856">
          <table:table-cell table:style-name="Table1.A1" office:value-type="string">
            <text:p text:style-name="P45"><text:span text:style-name="T15">E</text:span>6</text:p>
          </table:table-cell>
          <table:table-cell table:style-name="Table1.A1" office:value-type="string">
            <text:p text:style-name="Table_20_Contents"><text:span text:style-name="T20">80E</text:span><text:span text:style-name="T23">2</text:span><text:span text:style-name="T20">081020</text:span></text:p>
          </table:table-cell>
          <table:table-cell table:style-name="Table1.A1" office:value-type="string">
            <text:p text:style-name="P43">If BR(3)=0 GOTO <text:span text:style-name="T31">E2</text:span></text:p>
          </table:table-cell>
          <table:table-cell table:style-name="Table1.A1" office:value-type="string">
            <text:p text:style-name="P43">Если прошло 8 итераций — выход, <text:span text:style-name="T29">иначе — назад в цикл</text:span></text:p>
          </table:table-cell>
        </table:table-row>
        <table:table-row table:style-name="TableLine94502980802080">
          <table:table-cell table:style-name="Table1.A1" office:value-type="string">
            <text:p text:style-name="P45"><text:span text:style-name="T15">E</text:span>7</text:p>
          </table:table-cell>
          <table:table-cell table:style-name="Table1.A1" office:value-type="string">
            <text:p text:style-name="P44">0000600000</text:p>
          </table:table-cell>
          <table:table-cell table:style-name="Table1.A1" office:value-type="string">
            <text:p text:style-name="P43">0 → V, C</text:p>
          </table:table-cell>
          <table:table-cell table:style-name="Table1.A1" office:value-type="string">
            <text:p text:style-name="P43">Очистка флагов V,C</text:p>
          </table:table-cell>
        </table:table-row>
        <table:table-row table:style-name="TableLine94502977077072">
          <table:table-cell table:style-name="Table1.A1" office:value-type="string">
            <text:p text:style-name="P46">E8</text:p>
          </table:table-cell>
          <table:table-cell table:style-name="Table1.A1" office:value-type="string">
            <text:p text:style-name="P44">80C4101040</text:p>
          </table:table-cell>
          <table:table-cell table:style-name="Table1.A1" office:value-type="string">
            <text:p text:style-name="P43">GOTO INT @ C4</text:p>
          </table:table-cell>
          <table:table-cell table:style-name="Table1.A1" office:value-type="string">
            <text:p text:style-name="P43">Конец исполнения</text:p>
          </table:table-cell>
        </table:table-row>
      </table:table>
      <text:p text:style-name="Contents_20_1"/>
      <text:h text:style-name="P55" text:outline-level="2">Изменения в микрокоде БЭВМ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02984468448">
          <table:table-cell table:style-name="Table3.A1" office:value-type="string">
            <text:p text:style-name="P68">Адрес МП</text:p>
          </table:table-cell>
          <table:table-cell table:style-name="Table3.A1" office:value-type="string">
            <text:p text:style-name="P70">Старая МК</text:p>
          </table:table-cell>
          <table:table-cell table:style-name="Table3.A1" office:value-type="string">
            <text:p text:style-name="P70">Новая МК</text:p>
          </table:table-cell>
          <table:table-cell table:style-name="Table3.A1" office:value-type="string">
            <text:p text:style-name="P69">Комментарии</text:p>
          </table:table-cell>
        </table:table-row>
        <table:table-row table:style-name="TableLine94502980325920">
          <table:table-cell table:style-name="Table3.A1" office:value-type="string">
            <text:p text:style-name="P63">12</text:p>
          </table:table-cell>
          <table:table-cell table:style-name="Table3.A1" office:value-type="string">
            <text:p text:style-name="P63">81<text:span text:style-name="T34">E0</text:span>014002</text:p>
          </table:table-cell>
          <table:table-cell table:style-name="Table3.A1" office:value-type="string">
            <text:p text:style-name="P72"><text:span text:style-name="T21">81</text:span><text:span text:style-name="T36">13</text:span><text:span text:style-name="T21">014002</text:span></text:p>
          </table:table-cell>
          <table:table-cell table:style-name="Table3.A1" office:value-type="string">
            <text:p text:style-name="P66">Неподдерживаемая резервная адресация <text:span text:style-name="T41">(замена на косвенную относительную)</text:span></text:p>
          </table:table-cell>
        </table:table-row>
        <table:table-row table:style-name="TableLine94502905855072">
          <table:table-cell table:style-name="Table3.A1" office:value-type="string">
            <text:p text:style-name="P63">1D</text:p>
          </table:table-cell>
          <table:table-cell table:style-name="Table3.A1" office:value-type="string">
            <text:p text:style-name="P63">81<text:span text:style-name="T34">E0</text:span>014002</text:p>
          </table:table-cell>
          <table:table-cell table:style-name="Table3.A1" office:value-type="string">
            <text:p text:style-name="P72"><text:span text:style-name="T21">81</text:span><text:span text:style-name="T36">1E</text:span><text:span text:style-name="T21">014002</text:span></text:p>
          </table:table-cell>
          <table:table-cell table:style-name="Table3.A1" office:value-type="string">
            <text:p text:style-name="P66">Неподдерживаемая резервная адресация <text:span text:style-name="T41">(замена на косвенную относительную со смещением относительно SP)</text:span></text:p>
          </table:table-cell>
        </table:table-row>
        <table:table-row table:style-name="TableLine94502986624752">
          <table:table-cell table:style-name="Table3.A1" office:value-type="string">
            <text:p text:style-name="P73">71</text:p>
          </table:table-cell>
          <table:table-cell table:style-name="Table3.A1" office:value-type="string">
            <text:p text:style-name="P72"><text:span text:style-name="T20">81</text:span><text:span text:style-name="T38">E0</text:span><text:span text:style-name="T20">044002</text:span></text:p>
          </table:table-cell>
          <table:table-cell table:style-name="Table3.A1" office:value-type="string">
            <text:p text:style-name="P74"><text:span text:style-name="T19">81</text:span><text:span text:style-name="T40">5B</text:span><text:span text:style-name="T19">044002</text:span></text:p>
          </table:table-cell>
          <table:table-cell table:style-name="Table3.A1" office:value-type="string">
            <text:p text:style-name="P67">Неподдерживаемая команда перехода (замена на BEQ)</text:p>
          </table:table-cell>
        </table:table-row>
        <table:table-row table:style-name="TableLine94502906439536">
          <table:table-cell table:style-name="Table3.A1" office:value-type="string">
            <text:p text:style-name="P64">72</text:p>
          </table:table-cell>
          <table:table-cell table:style-name="Table3.A1" office:value-type="string">
            <text:p text:style-name="P62">81<text:span text:style-name="T34">E0</text:span>024002</text:p>
          </table:table-cell>
          <table:table-cell table:style-name="Table3.A1" office:value-type="string">
            <text:p text:style-name="P75"><text:span text:style-name="T22">81</text:span><text:span text:style-name="T37">5B</text:span><text:span text:style-name="T22">024002</text:span></text:p>
          </table:table-cell>
          <table:table-cell table:style-name="Table3.A1" office:value-type="string">
            <text:p text:style-name="P67">Неподдерживаемая команда перехода (замена на BEQ)</text:p>
          </table:table-cell>
        </table:table-row>
      </table:table>
      <text:p text:style-name="P54"/>
      <text:h text:style-name="P31" text:outline-level="2"><text:soft-page-break/><text:span text:style-name="T18">Тестовая</text:span><text:bookmark-start text:name="_Toc101107832"/> программа (ассемблер)<text:bookmark-end text:name="_Toc101107832"/></text:h>
      <text:p text:style-name="P16"><text:tab/>ORG<text:tab/>0x046E</text:p>
      <text:p text:style-name="P16">RES:<text:tab/>WORD<text:tab/>?</text:p>
      <text:p text:style-name="P16">RESCONST:<text:tab/>WORD<text:tab/>0x1</text:p>
      <text:p text:style-name="P16">RESSTART:<text:tab/>WORD<text:tab/>0x0600</text:p>
      <text:p text:style-name="P16">POINT:<text:tab/>WORD<text:tab/>?</text:p>
      <text:p text:style-name="P16">AMOUNT:<text:tab/>WORD<text:tab/>0x<text:span text:style-name="T32">5</text:span></text:p>
      <text:p text:style-name="P16">VALSTART:<text:tab/>WORD<text:tab/>0x0640</text:p>
      <text:p text:style-name="P16">VALPOINT:<text:tab/>WORD<text:tab/>?</text:p>
      <text:p text:style-name="P16">START:</text:p>
      <text:p text:style-name="P16"><text:tab/>LD<text:tab/>RESSTART</text:p>
      <text:p text:style-name="P16"><text:tab/>ST<text:tab/>POINT</text:p>
      <text:p text:style-name="P16"><text:tab/>LD<text:tab/>VALSTART</text:p>
      <text:p text:style-name="P16"><text:tab/>ST<text:tab/>VALPOINT</text:p>
      <text:p text:style-name="P16"><text:tab/>CALL<text:tab/>TEST0</text:p>
      <text:p text:style-name="P16"><text:tab/>CALL<text:tab/>TEST1</text:p>
      <text:p text:style-name="P16"><text:tab/>CALL<text:tab/>TEST2</text:p>
      <text:p text:style-name="P16"><text:tab/>CALL<text:tab/>TEST3</text:p>
      <text:p text:style-name="P16"><text:tab/>CALL<text:tab/>TEST4</text:p>
      <text:p text:style-name="P16"><text:tab/>LD<text:tab/>#0x7F</text:p>
      <text:p text:style-name="P16"><text:tab/>ST<text:tab/>(POINT)+</text:p>
      <text:p text:style-name="P16"><text:tab/>LD<text:tab/>RESSTART</text:p>
      <text:p text:style-name="P16"><text:tab/>ST<text:tab/>POINT</text:p>
      <text:p text:style-name="P16"><text:tab/>LD<text:tab/>RESCONST</text:p>
      <text:p text:style-name="P16">CHECK:<text:tab/>AND<text:tab/>(POINT)+</text:p>
      <text:p text:style-name="P16"><text:tab/>LOOP<text:tab/>AMOUNT</text:p>
      <text:p text:style-name="P16"><text:tab/>JUMP<text:tab/>CHECK</text:p>
      <text:p text:style-name="P16"><text:tab/>ST<text:tab/>RES</text:p>
      <text:p text:style-name="P16"><text:tab/>HLT</text:p>
      <text:p text:style-name="P16">TESTPASS:<text:tab/></text:p>
      <text:p text:style-name="P16"><text:tab/>LD<text:tab/>RESCONST</text:p>
      <text:p text:style-name="P16"><text:tab/>ST<text:tab/>(POINT)+</text:p>
      <text:p text:style-name="P16"><text:tab/>RET</text:p>
      <text:p text:style-name="P16">TESTFAIL:</text:p>
      <text:p text:style-name="P16"><text:tab/>CLA</text:p>
      <text:p text:style-name="P16"><text:tab/>ST<text:tab/>(POINT)+</text:p>
      <text:p text:style-name="P16"><text:tab/>RET</text:p>
      <text:p text:style-name="P16">; TEST0 - умножение на 1</text:p>
      <text:p text:style-name="P16">THVAL0:<text:tab/>WORD<text:tab/>0x00A7</text:p>
      <text:p text:style-name="P16">TEST0:<text:tab/>NOP</text:p>
      <text:p text:style-name="P16"><text:tab/>LD<text:tab/>THVAL0</text:p>
      <text:p text:style-name="P16"><text:tab/>ST<text:tab/>(VALPOINT)+</text:p>
      <text:p text:style-name="P16"><text:tab/>WORD<text:tab/>0x0F01</text:p>
      <text:p text:style-name="P16"><text:tab/>ST<text:tab/>(VALPOINT)+</text:p>
      <text:p text:style-name="P16"><text:tab/>CMP<text:tab/>THVAL0</text:p>
      <text:p text:style-name="P16"><text:tab/>BEQ<text:tab/>TESTPASS</text:p>
      <text:p text:style-name="P16"><text:tab/>JUMP<text:tab/>TESTFAIL</text:p>
      <text:p text:style-name="P16">; TEST1 - просто умножение 2-ух чисел</text:p>
      <text:p text:style-name="P16">THVAL1:<text:tab/>WORD<text:tab/>0xCCC</text:p>
      <text:p text:style-name="P16">TEST1:<text:tab/>NOP</text:p>
      <text:p text:style-name="P16"><text:tab/>LD<text:tab/>THVAL1</text:p>
      <text:p text:style-name="P16"><text:tab/>ST<text:tab/>(VALPOINT)+</text:p>
      <text:p text:style-name="P16"><text:tab/>LD<text:tab/>#0x1A</text:p>
      <text:p text:style-name="P16"><text:tab/>WORD<text:tab/>0x0F7E</text:p>
      <text:p text:style-name="P16"><text:tab/>ST<text:tab/>(VALPOINT)+</text:p>
      <text:p text:style-name="P16"><text:tab/>CMP<text:tab/>THVAL1</text:p>
      <text:p text:style-name="P16"><text:tab/>BEQ<text:tab/>TESTPASS</text:p>
      <text:p text:style-name="P16"><text:tab/>JUMP<text:tab/>TESTFAIL</text:p>
      <text:p text:style-name="P16">; TEST2 - проверка умножения на 0 </text:p>
      <text:p text:style-name="P16">THVAL2:<text:tab/>WORD<text:tab/>0x0</text:p>
      <text:p text:style-name="P16">TEST2:<text:tab/>NOP</text:p>
      <text:p text:style-name="P16"><text:tab/>LD<text:tab/>THVAL2</text:p>
      <text:p text:style-name="P16"><text:tab/>ST<text:tab/>(VALPOINT)+</text:p>
      <text:p text:style-name="P16"><text:tab/>LD<text:tab/>#0x7A</text:p>
      <text:p text:style-name="P16"><text:soft-page-break/><text:tab/>WORD<text:tab/>0x0F00</text:p>
      <text:p text:style-name="P16"><text:tab/>ST<text:tab/>(VALPOINT)+</text:p>
      <text:p text:style-name="P16"><text:tab/>CMP<text:tab/>THVAL2</text:p>
      <text:p text:style-name="P16"><text:tab/>BEQ<text:tab/>TESTPASS</text:p>
      <text:p text:style-name="P16"><text:tab/>JUMP<text:tab/>TESTFAIL</text:p>
      <text:p text:style-name="P16">; TEST3 - умножение 0 на X и zero flag</text:p>
      <text:p text:style-name="P16">TEST3:<text:tab/>NOP</text:p>
      <text:p text:style-name="P16"><text:tab/>CLA</text:p>
      <text:p text:style-name="P16"><text:tab/>ST<text:tab/>(VALPOINT)+</text:p>
      <text:p text:style-name="P16"><text:tab/>WORD<text:tab/>0x0F6B</text:p>
      <text:p text:style-name="P16"><text:tab/>ST<text:tab/>(VALPOINT)+</text:p>
      <text:p text:style-name="P16"><text:tab/>BEQ<text:tab/>TESTPASS</text:p>
      <text:p text:style-name="P16"><text:tab/>JUMP<text:tab/>TESTFAIL</text:p>
      <text:p text:style-name="P16"><text:tab/></text:p>
      <text:p text:style-name="P16">; TEST4 - большие числа</text:p>
      <text:p text:style-name="P16">VAL4:<text:tab/>WORD<text:tab/>0xFFFE</text:p>
      <text:p text:style-name="P16">THVAL4:<text:tab/>WORD<text:tab/>0xF414</text:p>
      <text:p text:style-name="P16">TEST4:<text:tab/>NOP</text:p>
      <text:p text:style-name="P16"><text:tab/>LD<text:tab/>THVAL4</text:p>
      <text:p text:style-name="P16"><text:tab/>ST<text:tab/>(VALPOINT)+</text:p>
      <text:p text:style-name="P16"><text:tab/>LD<text:tab/>VAL4</text:p>
      <text:p text:style-name="P16"><text:tab/>WORD<text:tab/>0xFF6</text:p>
      <text:p text:style-name="P16"><text:tab/>ST<text:tab/>(VALPOINT)+</text:p>
      <text:p text:style-name="P16"><text:tab/>CMP<text:tab/>THVAL4</text:p>
      <text:p text:style-name="P16"><text:tab/>BEQ<text:tab/>TESTPASS</text:p>
      <text:p text:style-name="P16"><text:tab/>JUMP<text:tab/>TESTFAIL</text:p>
      <text:p text:style-name="Standard"/>
      <text:h text:style-name="P33" text:outline-level="2"><text:bookmark-start text:name="_Toc101107833"/>Т<text:bookmark-end text:name="_Toc101107833"/>аблица трассировки микрокоманды</text:h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8"/>
        <table:table-column table:style-name="Table2.K"/>
        <table:table-row table:style-name="TableLine94502956831072">
          <table:table-cell table:style-name="Table2.A1" table:number-rows-spanned="2" office:value-type="string">
            <text:p text:style-name="P47">МР до выборки МК </text:p>
          </table:table-cell>
          <table:table-cell table:style-name="Table2.A1" table:number-columns-spanned="10" office:value-type="string">
            <text:p text:style-name="P47">Содержимое памяти и регистров процессора после выборки и исполнения микро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957367952">
          <table:covered-table-cell/>
          <table:table-cell table:style-name="Table2.A1" office:value-type="string">
            <text:p text:style-name="P48">MR</text:p>
          </table:table-cell>
          <table:table-cell table:style-name="Table2.A1" office:value-type="string">
            <text:p text:style-name="P48">IP</text:p>
          </table:table-cell>
          <table:table-cell table:style-name="Table2.A1" office:value-type="string">
            <text:p text:style-name="P48">CR</text:p>
          </table:table-cell>
          <table:table-cell table:style-name="Table2.A1" office:value-type="string">
            <text:p text:style-name="P48">AR</text:p>
          </table:table-cell>
          <table:table-cell table:style-name="Table2.A1" office:value-type="string">
            <text:p text:style-name="P48">DR</text:p>
          </table:table-cell>
          <table:table-cell table:style-name="Table2.A1" office:value-type="string">
            <text:p text:style-name="P49">SP</text:p>
          </table:table-cell>
          <table:table-cell table:style-name="Table2.A1" office:value-type="string">
            <text:p text:style-name="P49">BR</text:p>
          </table:table-cell>
          <table:table-cell table:style-name="Table2.A1" office:value-type="string">
            <text:p text:style-name="P48">AC</text:p>
          </table:table-cell>
          <table:table-cell table:style-name="Table2.A1" office:value-type="string">
            <text:p text:style-name="P48">NZVC</text:p>
          </table:table-cell>
          <table:table-cell table:style-name="Table2.A1" office:value-type="string">
            <text:p text:style-name="P48">СчМК</text:p>
          </table:table-cell>
        </table:table-row>
        <table:table-row table:style-name="TableLine94502957370144">
          <table:table-cell table:style-name="Table2.A1" office:value-type="string">
            <text:p text:style-name="P13">E0</text:p>
          </table:table-cell>
          <table:table-cell table:style-name="Table2.A1" office:value-type="string">
            <text:p text:style-name="P14">0010201010</text:p>
          </table:table-cell>
          <table:table-cell table:style-name="Table2.A1" office:value-type="string">
            <text:p text:style-name="P15">01B</text:p>
          </table:table-cell>
          <table:table-cell table:style-name="Table2.A1" office:value-type="string">
            <text:p text:style-name="P14">0FFF</text:p>
          </table:table-cell>
          <table:table-cell table:style-name="Table2.A1" office:value-type="string">
            <text:p text:style-name="P15">01A</text:p>
          </table:table-cell>
          <table:table-cell table:style-name="Table2.A1" office:value-type="string">
            <text:p text:style-name="P15">0FFF</text:p>
          </table:table-cell>
          <table:table-cell table:style-name="Table2.A1" office:value-type="string">
            <text:p text:style-name="P15">000</text:p>
          </table:table-cell>
          <table:table-cell table:style-name="Table2.A1" office:value-type="string">
            <text:p text:style-name="P15">001A</text:p>
          </table:table-cell>
          <table:table-cell table:style-name="Table2.A1" office:value-type="string">
            <text:p text:style-name="P15">00FF</text:p>
          </table:table-cell>
          <table:table-cell table:style-name="Table2.A1" office:value-type="string">
            <text:p text:style-name="P14">0000</text:p>
          </table:table-cell>
          <table:table-cell table:style-name="Table2.A1" office:value-type="string">
            <text:p text:style-name="P13">E1</text:p>
          </table:table-cell>
        </table:table-row>
        <table:table-row table:style-name="TableLine94502957371840">
          <table:table-cell table:style-name="Table2.A1" office:value-type="string">
            <text:p text:style-name="P13">E1</text:p>
          </table:table-cell>
          <table:table-cell table:style-name="Table2.A1" office:value-type="string">
            <text:p text:style-name="P13">002100200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373616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375648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FF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377552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7F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379504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1</text:p>
          </table:table-cell>
          <table:table-cell table:style-name="Table2.A1" office:value-type="string">
            <text:p text:style-name="P13">7F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381456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1</text:p>
          </table:table-cell>
          <table:table-cell table:style-name="Table2.A1" office:value-type="string">
            <text:p text:style-name="P13">7F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383552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1</text:p>
          </table:table-cell>
          <table:table-cell table:style-name="Table2.A1" office:value-type="string">
            <text:p text:style-name="P13">7FFF</text:p>
          </table:table-cell>
          <table:table-cell table:style-name="Table2.A1" office:value-type="string">
            <text:p text:style-name="P13">0000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385424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1</text:p>
          </table:table-cell>
          <table:table-cell table:style-name="Table2.A1" office:value-type="string">
            <text:p text:style-name="P13">7EFF</text:p>
          </table:table-cell>
          <table:table-cell table:style-name="Table2.A1" office:value-type="string">
            <text:p text:style-name="P13">0001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387376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1</text:p>
          </table:table-cell>
          <table:table-cell table:style-name="Table2.A1" office:value-type="string">
            <text:p text:style-name="P13">BF7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389328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2</text:p>
          </table:table-cell>
          <table:table-cell table:style-name="Table2.A1" office:value-type="string">
            <text:p text:style-name="P13">BF7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393344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2</text:p>
          </table:table-cell>
          <table:table-cell table:style-name="Table2.A1" office:value-type="string">
            <text:p text:style-name="P13">BF7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395088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2</text:p>
          </table:table-cell>
          <table:table-cell table:style-name="Table2.A1" office:value-type="string">
            <text:p text:style-name="P13">BF7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396912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2</text:p>
          </table:table-cell>
          <table:table-cell table:style-name="Table2.A1" office:value-type="string">
            <text:p text:style-name="P13">BE7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398864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2</text:p>
          </table:table-cell>
          <table:table-cell table:style-name="Table2.A1" office:value-type="string">
            <text:p text:style-name="P13">DF3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400816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3</text:p>
          </table:table-cell>
          <table:table-cell table:style-name="Table2.A1" office:value-type="string">
            <text:p text:style-name="P13">DF3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402624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3</text:p>
          </table:table-cell>
          <table:table-cell table:style-name="Table2.A1" office:value-type="string">
            <text:p text:style-name="P13">DF3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404576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3</text:p>
          </table:table-cell>
          <table:table-cell table:style-name="Table2.A1" office:value-type="string">
            <text:p text:style-name="P13">DF3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406528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3</text:p>
          </table:table-cell>
          <table:table-cell table:style-name="Table2.A1" office:value-type="string">
            <text:p text:style-name="P13">DE3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408480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3</text:p>
          </table:table-cell>
          <table:table-cell table:style-name="Table2.A1" office:value-type="string">
            <text:p text:style-name="P13">EF1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410432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4</text:p>
          </table:table-cell>
          <table:table-cell table:style-name="Table2.A1" office:value-type="string">
            <text:p text:style-name="P13">EF1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412384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4</text:p>
          </table:table-cell>
          <table:table-cell table:style-name="Table2.A1" office:value-type="string">
            <text:p text:style-name="P13">EF1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414336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4</text:p>
          </table:table-cell>
          <table:table-cell table:style-name="Table2.A1" office:value-type="string">
            <text:p text:style-name="P13">EF1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391856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4</text:p>
          </table:table-cell>
          <table:table-cell table:style-name="Table2.A1" office:value-type="string">
            <text:p text:style-name="P13">EE1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4</text:p>
          </table:table-cell>
        </table:table-row>
        <text:soft-page-break/>
        <table:table-row table:style-name="TableLine94502957420240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4</text:p>
          </table:table-cell>
          <table:table-cell table:style-name="Table2.A1" office:value-type="string">
            <text:p text:style-name="P13">F70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422144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5</text:p>
          </table:table-cell>
          <table:table-cell table:style-name="Table2.A1" office:value-type="string">
            <text:p text:style-name="P13">F70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424096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5</text:p>
          </table:table-cell>
          <table:table-cell table:style-name="Table2.A1" office:value-type="string">
            <text:p text:style-name="P13">F70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426048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5</text:p>
          </table:table-cell>
          <table:table-cell table:style-name="Table2.A1" office:value-type="string">
            <text:p text:style-name="P13">F70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428000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5</text:p>
          </table:table-cell>
          <table:table-cell table:style-name="Table2.A1" office:value-type="string">
            <text:p text:style-name="P13">F60F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429952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5</text:p>
          </table:table-cell>
          <table:table-cell table:style-name="Table2.A1" office:value-type="string">
            <text:p text:style-name="P13">FB07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431904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6</text:p>
          </table:table-cell>
          <table:table-cell table:style-name="Table2.A1" office:value-type="string">
            <text:p text:style-name="P13">FB07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433856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6</text:p>
          </table:table-cell>
          <table:table-cell table:style-name="Table2.A1" office:value-type="string">
            <text:p text:style-name="P13">FB07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435808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6</text:p>
          </table:table-cell>
          <table:table-cell table:style-name="Table2.A1" office:value-type="string">
            <text:p text:style-name="P13">FB07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437760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6</text:p>
          </table:table-cell>
          <table:table-cell table:style-name="Table2.A1" office:value-type="string">
            <text:p text:style-name="P13">FA07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439712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6</text:p>
          </table:table-cell>
          <table:table-cell table:style-name="Table2.A1" office:value-type="string">
            <text:p text:style-name="P13">FD03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441664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7</text:p>
          </table:table-cell>
          <table:table-cell table:style-name="Table2.A1" office:value-type="string">
            <text:p text:style-name="P13">FD03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443616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7</text:p>
          </table:table-cell>
          <table:table-cell table:style-name="Table2.A1" office:value-type="string">
            <text:p text:style-name="P13">FD03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2</text:p>
          </table:table-cell>
        </table:table-row>
        <table:table-row table:style-name="TableLine94502957445568">
          <table:table-cell table:style-name="Table2.A1" office:value-type="string">
            <text:p text:style-name="P13">E2</text:p>
          </table:table-cell>
          <table:table-cell table:style-name="Table2.A1" office:value-type="string">
            <text:p text:style-name="P13">80E4011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7</text:p>
          </table:table-cell>
          <table:table-cell table:style-name="Table2.A1" office:value-type="string">
            <text:p text:style-name="P13">FD03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3</text:p>
          </table:table-cell>
        </table:table-row>
        <table:table-row table:style-name="TableLine94502957447520">
          <table:table-cell table:style-name="Table2.A1" office:value-type="string">
            <text:p text:style-name="P13">E3</text:p>
          </table:table-cell>
          <table:table-cell table:style-name="Table2.A1" office:value-type="string">
            <text:p text:style-name="P13">0010209011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7</text:p>
          </table:table-cell>
          <table:table-cell table:style-name="Table2.A1" office:value-type="string">
            <text:p text:style-name="P13">FC03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4</text:p>
          </table:table-cell>
        </table:table-row>
        <table:table-row table:style-name="TableLine94502957449472">
          <table:table-cell table:style-name="Table2.A1" office:value-type="string">
            <text:p text:style-name="P13">E4</text:p>
          </table:table-cell>
          <table:table-cell table:style-name="Table2.A1" office:value-type="string">
            <text:p text:style-name="P13">001098001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7</text:p>
          </table:table-cell>
          <table:table-cell table:style-name="Table2.A1" office:value-type="string">
            <text:p text:style-name="P13">FE01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5</text:p>
          </table:table-cell>
        </table:table-row>
        <table:table-row table:style-name="TableLine94502957451424">
          <table:table-cell table:style-name="Table2.A1" office:value-type="string">
            <text:p text:style-name="P13">E5</text:p>
          </table:table-cell>
          <table:table-cell table:style-name="Table2.A1" office:value-type="string">
            <text:p text:style-name="P13">00200094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8</text:p>
          </table:table-cell>
          <table:table-cell table:style-name="Table2.A1" office:value-type="string">
            <text:p text:style-name="P13">FE01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6</text:p>
          </table:table-cell>
        </table:table-row>
        <table:table-row table:style-name="TableLine94502957453376">
          <table:table-cell table:style-name="Table2.A1" office:value-type="string">
            <text:p text:style-name="P13">E6</text:p>
          </table:table-cell>
          <table:table-cell table:style-name="Table2.A1" office:value-type="string">
            <text:p text:style-name="P13">80E208102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8</text:p>
          </table:table-cell>
          <table:table-cell table:style-name="Table2.A1" office:value-type="string">
            <text:p text:style-name="P13">FE01</text:p>
          </table:table-cell>
          <table:table-cell table:style-name="Table2.A1" office:value-type="string">
            <text:p text:style-name="P13">1001</text:p>
          </table:table-cell>
          <table:table-cell table:style-name="Table2.A1" office:value-type="string">
            <text:p text:style-name="P13">E7</text:p>
          </table:table-cell>
        </table:table-row>
        <table:table-row table:style-name="TableLine94502957455328">
          <table:table-cell table:style-name="Table2.A1" office:value-type="string">
            <text:p text:style-name="P13">E7</text:p>
          </table:table-cell>
          <table:table-cell table:style-name="Table2.A1" office:value-type="string">
            <text:p text:style-name="P13">000060000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8</text:p>
          </table:table-cell>
          <table:table-cell table:style-name="Table2.A1" office:value-type="string">
            <text:p text:style-name="P13">FE01</text:p>
          </table:table-cell>
          <table:table-cell table:style-name="Table2.A1" office:value-type="string">
            <text:p text:style-name="P13">1000</text:p>
          </table:table-cell>
          <table:table-cell table:style-name="Table2.A1" office:value-type="string">
            <text:p text:style-name="P13">E8</text:p>
          </table:table-cell>
        </table:table-row>
        <table:table-row table:style-name="TableLine94502957457280">
          <table:table-cell table:style-name="Table2.A1" office:value-type="string">
            <text:p text:style-name="P13">E8</text:p>
          </table:table-cell>
          <table:table-cell table:style-name="Table2.A1" office:value-type="string">
            <text:p text:style-name="P13">80C4101040</text:p>
          </table:table-cell>
          <table:table-cell table:style-name="Table2.A1" office:value-type="string">
            <text:p text:style-name="P13">01B</text:p>
          </table:table-cell>
          <table:table-cell table:style-name="Table2.A1" office:value-type="string">
            <text:p text:style-name="P13">0FFF</text:p>
          </table:table-cell>
          <table:table-cell table:style-name="Table2.A1" office:value-type="string">
            <text:p text:style-name="P13">01A</text:p>
          </table:table-cell>
          <table:table-cell table:style-name="Table2.A1" office:value-type="string">
            <text:p text:style-name="P13">FF00</text:p>
          </table:table-cell>
          <table:table-cell table:style-name="Table2.A1" office:value-type="string">
            <text:p text:style-name="P13">000</text:p>
          </table:table-cell>
          <table:table-cell table:style-name="Table2.A1" office:value-type="string">
            <text:p text:style-name="P13">FF08</text:p>
          </table:table-cell>
          <table:table-cell table:style-name="Table2.A1" office:value-type="string">
            <text:p text:style-name="P13">FE01</text:p>
          </table:table-cell>
          <table:table-cell table:style-name="Table2.A1" office:value-type="string">
            <text:p text:style-name="P13">1000</text:p>
          </table:table-cell>
          <table:table-cell table:style-name="Table2.A1" office:value-type="string">
            <text:p text:style-name="P13">C4</text:p>
          </table:table-cell>
        </table:table-row>
      </table:table>
      <text:p text:style-name="P4"/>
      <text:p text:style-name="P40"/>
      <text:h text:style-name="P34" text:outline-level="2"><text:bookmark-start text:name="_Toc1011078331"/><text:span text:style-name="T2">М</text:span><text:bookmark-end text:name="_Toc1011078331"/><text:span text:style-name="T2">етодика проверки работы микропрограммы</text:span></text:h>
      <text:list xml:id="list159999652" text:style-name="L1">
        <text:list-item>
          <text:p text:style-name="P53">Ввести в ассемблер программу для проверки</text:p>
        </text:list-item>
        <text:list-item>
          <text:p text:style-name="P58">При желании изменить адреса записи конечного результата проверки (метка RES), массива промежуточных результатов (метка RESSTART) и <text:s/>массива чисел, полученных в результате умножения (метка VALSTART)</text:p>
        </text:list-item>
        <text:list-item>
          <text:p text:style-name="P59">Запустить программу в режиме «Работа»</text:p>
        </text:list-item>
        <text:list-item>
          <text:p text:style-name="P59">Дождаться останова (завершения работы программы)</text:p>
        </text:list-item>
        <text:list-item>
          <text:p text:style-name="P57"><text:span text:style-name="T25">Ввести на пульте адрес конечного результата и прочитать </text:span><text:span text:style-name="T26">значение этой ячейки (нажать ВВОД АДРЕСА и ЧТЕНИЕ)</text:span><text:span text:style-name="T25">. Если результат = 0x0001, то микропрограмма прошла все тесты.</text:span></text:p>
        </text:list-item>
        <text:list-item>
          <text:p text:style-name="P59">Если результат — 0x0000, то чтобы узнать, какой из тестов был провален, нужно будет прочитать значения из массива результатов — для этого нужно ввести на пульте адрес начала массива результатов и последовательно читать лежащие там значения. Каждая ячейка массива соответствует результату теста с тем же порядковым номером. Конец массива помечается значением 0x00<text:span text:style-name="T27">7</text:span>F. Пройденные тесты отмечаются значением 0x0001, проваленные - 0x0000</text:p>
        </text:list-item>
        <text:list-item>
          <text:p text:style-name="P59">Найдя проваленные тесты, можно найти в программе на ассемблере блок кода с соответствующей меткой (TEST1,TEST2 и т. д.) и увидеть его условие.</text:p>
        </text:list-item>
        <text:list-item>
          <text:p text:style-name="P59">Кроме этого, можно проверить получившееся числовое значение в результате работы теста в массиве числовых результатов. В этом массиве лежат пары ячеек, содержащие теоретические и практические значения соответствующих тестов.</text:p>
        </text:list-item>
      </text:list>
      <text:h text:style-name="P36" text:outline-level="1"><text:bookmark-start text:name="_Toc101107839"/>Вывод<text:bookmark-end text:name="_Toc101107839"/></text:h>
      <text:p text:style-name="P5"><text:span text:style-name="T3">В ходе выполнения </text:span><text:span text:style-name="T4">седьмой</text:span><text:span text:style-name="T3"> лабораторной работы я изучил </text:span><text:span text:style-name="T5">микропрограммное устройство БЭВМ и научился синтезировать управляющие и операционные микрокоманды</text:span></text:p>
      <text:p text:style-name="P12"/>
      <text:p text:style-name="P12"><text:tab/></text:p>
      <text:p text:style-name="P12"/>
      <text:p text:style-name="P12">E0 0010201010 01B 0FFF 01A 0FFF 000 001A 00FF 0000 <text:s/>E1</text:p>
      <text:p text:style-name="P12">E1 0021002001 01B 0FFF 01A FF00 000 FF00 00FF 0000 <text:s/>E2</text:p>
      <text:p text:style-name="P12">E2 80E4011010 01B 0FFF 01A FF00 000 FF00 00FF 0000 <text:s/>E3</text:p>
      <text:p text:style-name="P12">E3 0010209011 01B 0FFF 01A FF00 000 FF00 FFFF 0000 <text:s/>E4</text:p>
      <text:p text:style-name="P12">E4 0010980010 01B 0FFF 01A FF00 000 FF00 7FFF 0000 <text:s/>E5</text:p>
      <text:p text:style-name="P12"><text:soft-page-break/>E5 0020009420 01B 0FFF 01A FF00 000 FF01 7FFF 0000 <text:s/>E6</text:p>
      <text:p text:style-name="P12">E6 80E2081020 01B 0FFF 01A FF00 000 FF01 7FFF 0000 <text:s/>E2</text:p>
      <text:p text:style-name="P12">E2 80E4011010 01B 0FFF 01A FF00 000 FF01 7FFF 0000 <text:s/>E3</text:p>
      <text:p text:style-name="P12">E3 0010209011 01B 0FFF 01A FF00 000 FF01 7EFF 0001 <text:s/>E4</text:p>
      <text:p text:style-name="P12">E4 0010980010 01B 0FFF 01A FF00 000 FF01 BF7F 1001 <text:s/>E5</text:p>
      <text:p text:style-name="P12">E5 0020009420 01B 0FFF 01A FF00 000 FF02 BF7F 1001 <text:s/>E6</text:p>
      <text:p text:style-name="P12">E6 80E2081020 01B 0FFF 01A FF00 000 FF02 BF7F 1001 <text:s/>E2</text:p>
      <text:p text:style-name="P12">E2 80E4011010 01B 0FFF 01A FF00 000 FF02 BF7F 1001 <text:s/>E3</text:p>
      <text:p text:style-name="P12">E3 0010209011 01B 0FFF 01A FF00 000 FF02 BE7F 1001 <text:s/>E4</text:p>
      <text:p text:style-name="P12">E4 0010980010 01B 0FFF 01A FF00 000 FF02 DF3F 1001 <text:s/>E5</text:p>
      <text:p text:style-name="P12">E5 0020009420 01B 0FFF 01A FF00 000 FF03 DF3F 1001 <text:s/>E6</text:p>
      <text:p text:style-name="P12">E6 80E2081020 01B 0FFF 01A FF00 000 FF03 DF3F 1001 <text:s/>E2</text:p>
      <text:p text:style-name="P12">E2 80E4011010 01B 0FFF 01A FF00 000 FF03 DF3F 1001 <text:s/>E3</text:p>
      <text:p text:style-name="P12">E3 0010209011 01B 0FFF 01A FF00 000 FF03 DE3F 1001 <text:s/>E4</text:p>
      <text:p text:style-name="P12">E4 0010980010 01B 0FFF 01A FF00 000 FF03 EF1F 1001 <text:s/>E5</text:p>
      <text:p text:style-name="P12">E5 0020009420 01B 0FFF 01A FF00 000 FF04 EF1F 1001 <text:s/>E6</text:p>
      <text:p text:style-name="P12">E6 80E2081020 01B 0FFF 01A FF00 000 FF04 EF1F 1001 <text:s/>E2</text:p>
      <text:p text:style-name="P12">E2 80E4011010 01B 0FFF 01A FF00 000 FF04 EF1F 1001 <text:s/>E3</text:p>
      <text:p text:style-name="P12">E3 0010209011 01B 0FFF 01A FF00 000 FF04 EE1F 1001 <text:s/>E4</text:p>
      <text:p text:style-name="P12">E4 0010980010 01B 0FFF 01A FF00 000 FF04 F70F 1001 <text:s/>E5</text:p>
      <text:p text:style-name="P12">E5 0020009420 01B 0FFF 01A FF00 000 FF05 F70F 1001 <text:s/>E6</text:p>
      <text:p text:style-name="P12">E6 80E2081020 01B 0FFF 01A FF00 000 FF05 F70F 1001 <text:s/>E2</text:p>
      <text:p text:style-name="P12">E2 80E4011010 01B 0FFF 01A FF00 000 FF05 F70F 1001 <text:s/>E3</text:p>
      <text:p text:style-name="P12">E3 0010209011 01B 0FFF 01A FF00 000 FF05 F60F 1001 <text:s/>E4</text:p>
      <text:p text:style-name="P12">E4 0010980010 01B 0FFF 01A FF00 000 FF05 FB07 1001 <text:s/>E5</text:p>
      <text:p text:style-name="P12">E5 0020009420 01B 0FFF 01A FF00 000 FF06 FB07 1001 <text:s/>E6</text:p>
      <text:p text:style-name="P12">E6 80E2081020 01B 0FFF 01A FF00 000 FF06 FB07 1001 <text:s/>E2</text:p>
      <text:p text:style-name="P12">E2 80E4011010 01B 0FFF 01A FF00 000 FF06 FB07 1001 <text:s/>E3</text:p>
      <text:p text:style-name="P12">E3 0010209011 01B 0FFF 01A FF00 000 FF06 FA07 1001 <text:s/>E4</text:p>
      <text:p text:style-name="P12">E4 0010980010 01B 0FFF 01A FF00 000 FF06 FD03 1001 <text:s/>E5</text:p>
      <text:p text:style-name="P12">E5 0020009420 01B 0FFF 01A FF00 000 FF07 FD03 1001 <text:s/>E6</text:p>
      <text:p text:style-name="P12">E6 80E2081020 01B 0FFF 01A FF00 000 FF07 FD03 1001 <text:s/>E2</text:p>
      <text:p text:style-name="P12">E2 80E4011010 01B 0FFF 01A FF00 000 FF07 FD03 1001 <text:s/>E3</text:p>
      <text:p text:style-name="P12">E3 0010209011 01B 0FFF 01A FF00 000 FF07 FC03 1001 <text:s/>E4</text:p>
      <text:p text:style-name="P12">E4 0010980010 01B 0FFF 01A FF00 000 FF07 FE01 1001 <text:s/>E5</text:p>
      <text:p text:style-name="P12">E5 0020009420 01B 0FFF 01A FF00 000 FF08 FE01 1001 <text:s/>E6</text:p>
      <text:p text:style-name="P12">E6 80E2081020 01B 0FFF 01A FF00 000 FF08 FE01 1001 <text:s/>E7</text:p>
      <text:p text:style-name="P12">E7 0000600000 01B 0FFF 01A FF00 000 FF08 FE01 1000 <text:s/>E8</text:p>
      <text:p text:style-name="P12">E8 80C4101040 01B 0FFF 01A FF00 000 FF08 FE01 1000 <text:s/>C4</text:p>
      <text:p text:style-name="P12"/>
      <text:p text:style-name="P12"/>
      <text:p text:style-name="P12"/>
      <text:p text:style-name="P12"/>
      <text:p text:style-name="P1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lr-tb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2pt" style:font-size-asian="12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</meta:initial-creator>
    <meta:editing-cycles>22</meta:editing-cycles>
    <meta:print-date>2021-11-14T20:45:00</meta:print-date>
    <meta:creation-date>2022-04-02T13:05:00</meta:creation-date>
    <dc:date>2022-05-18T14:11:15.025860383</dc:date>
    <meta:editing-duration>P1DT10H58M29S</meta:editing-duration>
    <meta:generator>LibreOffice/6.4.7.2$Linux_X86_64 LibreOffice_project/40$Build-2</meta:generator>
    <meta:document-statistic meta:table-count="3" meta:image-count="0" meta:object-count="0" meta:page-count="7" meta:paragraph-count="735" meta:word-count="1749" meta:character-count="9536" meta:non-whitespace-character-count="84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